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5b97" officeooo:paragraph-rsid="00171345"/>
    </style:style>
    <style:style style:name="P2" style:family="paragraph" style:parent-style-name="Standard">
      <style:text-properties fo:color="#800000" officeooo:rsid="00135b97" officeooo:paragraph-rsid="00135b97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35b97" officeooo:paragraph-rsid="0017134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1345" style:font-weight-asian="bold" style:font-weight-complex="bold"/>
    </style:style>
    <style:style style:name="T3" style:family="text">
      <style:text-properties officeooo:rsid="001713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Lundi 13 juin 2016 17:00</text:span></text:p>
      <text:p text:style-name="P1"><text:span text:style-name="T1">(IdentitesNommees) innopolis@innopolis ~/Documents/IdentitesNommees $ python src/pdf_ocr.py</text:span> </text:p>
      <text:p text:style-name="P2">Traceback (most recent call last):</text:p>
      <text:p text:style-name="P2"><text:s text:c="2"/>File "src/pdf_ocr.py", line 121, in &lt;module&gt;</text:p>
      <text:p text:style-name="P2"><text:s text:c="4"/>convert(PDF_FILE, "/data/", type_out="txt")</text:p>
      <text:p text:style-name="P2"><text:s text:c="2"/>File "src/pdf_ocr.py", line 87, in convert</text:p>
      <text:p text:style-name="P2"><text:s text:c="4"/>dest_path = tools.recup_destination(dest_path,ext)</text:p>
      <text:p text:style-name="P2"><text:s text:c="2"/>File "/home/innopolis/Documents/IdentitesNommees/src/tools.py", line 57, in recup_destination</text:p>
      <text:p text:style-name="P2"><text:s text:c="4"/>verify_path(dest_path,last_dir=True)</text:p>
      <text:p text:style-name="P2"><text:s text:c="2"/>File "/home/innopolis/Documents/IdentitesNommees/src/tools.py", line 40, in verify_path</text:p>
      <text:p text:style-name="P2"><text:s text:c="4"/>os.makedirs(dirn,0777)</text:p>
      <text:p text:style-name="P2"><text:s text:c="2"/>File "/home/innopolis/Documents/IdentitesNommees/lib/python2.7/os.py", line 150, in makedirs</text:p>
      <text:p text:style-name="P2"><text:s text:c="4"/>makedirs(head, mode)</text:p>
      <text:p text:style-name="P2"><text:s text:c="2"/>File "/home/innopolis/Documents/IdentitesNommees/lib/python2.7/os.py", line 157, in makedirs</text:p>
      <text:p text:style-name="P2"><text:s text:c="4"/>mkdir(name, mode)</text:p>
      <text:p text:style-name="P2">OSError: [Errno 13] Permission denied: '/data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3T16:59:32.106249987</meta:creation-date>
    <dc:date>2016-06-13T17:01:05.822560725</dc:date>
    <dc:creator>innopolis </dc:creator>
    <meta:editing-duration>PT1M32S</meta:editing-duration>
    <meta:editing-cycles>4</meta:editing-cycles>
    <meta:generator>LibreOffice/5.0.3.2$Linux_X86_64 LibreOffice_project/00m0$Build-2</meta:generator>
    <meta:document-statistic meta:table-count="0" meta:image-count="0" meta:object-count="0" meta:page-count="1" meta:paragraph-count="16" meta:word-count="70" meta:character-count="870" meta:non-whitespace-character-count="779"/>
  </office:meta>
</office:document-meta>
</file>